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style>
    <style:style style:name="P3" style:family="paragraph" style:parent-style-name="Standard">
      <style:paragraph-properties fo:line-height="200%" fo:text-align="justify" style:justify-single-word="false"/>
    </style:style>
    <style:style style:name="P4" style:family="paragraph" style:parent-style-name="Standard">
      <style:paragraph-properties fo:line-height="200%" fo:text-align="justify" style:justify-single-word="false"/>
      <style:text-properties fo:font-style="italic" style:font-style-asian="italic" style:font-style-complex="italic"/>
    </style:style>
    <style:style style:name="P5" style:family="paragraph" style:parent-style-name="Text_20_body">
      <style:paragraph-properties fo:line-height="200%"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Preformatted_20_Text">
      <style:paragraph-properties fo:margin-top="0cm" fo:margin-bottom="0.499cm" loext:contextual-spacing="false" fo:text-align="justify" style:justify-single-word="false"/>
      <style:text-properties style:font-name="Times New Roman" fo:font-size="12pt" style:font-size-asian="12pt" style:font-size-complex="12pt"/>
    </style:style>
    <style:style style:name="P10" style:family="paragraph" style:parent-style-name="Text_20_body">
      <style:paragraph-properties fo:margin-left="0.748cm" fo:margin-right="0cm" fo:text-align="justify" style:justify-single-word="false" fo:text-indent="0cm" style:auto-text-indent="false">
        <style:tab-stops/>
      </style:paragraph-properties>
    </style:style>
    <style:style style:name="P11" style:family="paragraph" style:parent-style-name="Text_20_body">
      <style:paragraph-properties fo:margin-left="0cm" fo:margin-right="0cm" fo:text-align="justify" style:justify-single-word="false" fo:text-indent="0.748cm" style:auto-text-indent="false"/>
    </style:style>
    <style:style style:name="P12" style:family="paragraph" style:parent-style-name="Text_20_body">
      <style:paragraph-properties fo:margin-left="1.247cm" fo:margin-right="0cm" fo:text-align="justify" style:justify-single-word="false" fo:text-indent="0cm" style:auto-text-indent="false">
        <style:tab-stops/>
      </style:paragraph-properties>
    </style:style>
    <style:style style:name="P13" style:family="paragraph" style:parent-style-name="Text_20_body">
      <style:paragraph-properties fo:margin-left="0cm" fo:margin-right="0cm" fo:text-align="justify" style:justify-single-word="false" fo:text-indent="1.251cm" style:auto-text-indent="false"/>
    </style:style>
    <style:style style:name="P14" style:family="paragraph" style:parent-style-name="Standard" style:master-page-name="MP0">
      <style:paragraph-properties fo:text-align="justify" style:justify-single-word="false" style:page-number="auto" fo:break-before="page"/>
      <style:text-properties fo:font-weight="bold" style:font-weight-asian="bold" style:font-weight-complex="bold"/>
    </style:style>
    <style:style style:name="P15" style:family="paragraph" style:parent-style-name="Standard" style:list-style-name="WWNum8"/>
    <style:style style:name="P16" style:family="paragraph" style:parent-style-name="Standard">
      <style:paragraph-properties fo:line-height="200%" fo:text-align="justify" style:justify-single-word="false"/>
    </style:style>
    <style:style style:name="P17" style:family="paragraph" style:parent-style-name="Standard">
      <style:paragraph-properties fo:line-height="200%" fo:text-align="justify" style:justify-single-word="false"/>
      <style:text-properties style:text-underline-style="solid" style:text-underline-width="auto" style:text-underline-color="font-color" fo:font-weight="bold" officeooo:rsid="001edcd7" officeooo:paragraph-rsid="001edcd7" style:font-weight-asian="bold" style:font-weight-complex="bold"/>
    </style:style>
    <style:style style:name="P18" style:family="paragraph" style:parent-style-name="Standard">
      <style:paragraph-properties fo:line-height="200%" fo:text-align="justify" style:justify-single-word="false"/>
      <style:text-properties fo:font-style="italic" style:text-underline-style="solid" style:text-underline-width="auto" style:text-underline-color="font-color" fo:font-weight="bold" officeooo:rsid="001edcd7" officeooo:paragraph-rsid="001edcd7" style:font-style-asian="italic" style:font-weight-asian="bold" style:font-style-complex="italic" style:font-weight-complex="bold"/>
    </style:style>
    <style:style style:name="P19" style:family="paragraph" style:parent-style-name="Standard">
      <style:paragraph-properties fo:line-height="200%" fo:text-align="justify" style:justify-single-word="false"/>
      <style:text-properties fo:font-style="italic" style:text-underline-style="solid" style:text-underline-width="auto" style:text-underline-color="font-color" fo:font-weight="bold" officeooo:rsid="00212c10" officeooo:paragraph-rsid="00212c10" style:font-style-asian="italic" style:font-weight-asian="bold" style:font-style-complex="italic"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list-style-name="WWNum2">
      <style:paragraph-properties fo:text-align="justify" style:justify-single-word="false"/>
    </style:style>
    <style:style style:name="P22" style:family="paragraph" style:parent-style-name="Text_20_body" style:list-style-name="WWNum3">
      <style:paragraph-properties fo:text-align="justify" style:justify-single-word="false"/>
    </style:style>
    <style:style style:name="P23" style:family="paragraph" style:parent-style-name="Text_20_body" style:list-style-name="WWNum4">
      <style:paragraph-properties fo:text-align="justify" style:justify-single-word="false"/>
    </style:style>
    <style:style style:name="P24" style:family="paragraph" style:parent-style-name="Text_20_body" style:list-style-name="WWNum5">
      <style:paragraph-properties fo:text-align="justify" style:justify-single-word="false"/>
    </style:style>
    <style:style style:name="P25" style:family="paragraph" style:parent-style-name="Text_20_body" style:list-style-name="WWNum6">
      <style:paragraph-properties fo:text-align="justify" style:justify-single-word="false"/>
    </style:style>
    <style:style style:name="P26" style:family="paragraph" style:parent-style-name="Text_20_body" style:list-style-name="WWNum7">
      <style:paragraph-properties fo:text-align="justify" style:justify-single-word="false"/>
    </style:style>
    <style:style style:name="P27" style:family="paragraph" style:parent-style-name="Text_20_body" style:list-style-name="WWNum8">
      <style:paragraph-properties fo:text-align="justify" style:justify-single-word="false"/>
    </style:style>
    <style:style style:name="P28" style:family="paragraph" style:parent-style-name="Text_20_body">
      <style:paragraph-properties fo:text-align="justify" style:justify-single-word="false"/>
      <style:text-properties officeooo:paragraph-rsid="00203a6d"/>
    </style:style>
    <style:style style:name="P29" style:family="paragraph" style:parent-style-name="Text_20_body">
      <style:paragraph-properties fo:text-align="justify" style:justify-single-word="false"/>
      <style:text-properties officeooo:paragraph-rsid="0022210e"/>
    </style:style>
    <style:style style:name="P30" style:family="paragraph" style:parent-style-name="Text_20_body" style:list-style-name="WWNum3">
      <style:paragraph-properties fo:line-height="200%" fo:text-align="justify" style:justify-single-word="false"/>
    </style:style>
    <style:style style:name="P31" style:family="paragraph" style:parent-style-name="Text_20_body">
      <style:paragraph-properties fo:text-align="justify" style:justify-single-word="false"/>
      <style:text-properties officeooo:rsid="00203a6d" officeooo:paragraph-rsid="00203a6d"/>
    </style:style>
    <style:style style:name="P32" style:family="paragraph" style:parent-style-name="Text_20_body">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paragraph-rsid="00203a6d"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0203a6d" officeooo:paragraph-rsid="00203a6d" style:font-style-asian="italic" style:font-weight-asian="bold" style:font-style-complex="italic" style:font-weight-complex="bold"/>
    </style:style>
    <style:style style:name="P35" style:family="paragraph" style:parent-style-name="Text_20_body">
      <style:paragraph-properties fo:line-height="200%" fo:text-align="justify" style:justify-single-word="false"/>
      <style:text-properties fo:font-style="italic" style:text-underline-style="solid" style:text-underline-width="auto" style:text-underline-color="font-color" fo:font-weight="bold" officeooo:rsid="0022448b" officeooo:paragraph-rsid="0022448b" style:font-style-asian="italic" style:font-weight-asian="bold" style:font-style-complex="italic" style:font-weight-complex="bold"/>
    </style:style>
    <style:style style:name="P36" style:family="paragraph" style:parent-style-name="Text_20_body">
      <style:paragraph-properties fo:line-height="200%" fo:text-align="justify" style:justify-single-word="false"/>
      <style:text-properties fo:font-style="italic" style:font-style-asian="italic" style:font-style-complex="italic"/>
    </style:style>
    <style:style style:name="P37" style:family="paragraph" style:parent-style-name="Text_20_body">
      <style:paragraph-properties fo:text-align="justify" style:justify-single-word="false"/>
      <style:text-properties officeooo:rsid="0022210e" officeooo:paragraph-rsid="0022210e"/>
    </style:style>
    <style:style style:name="T1" style:family="text">
      <style:text-properties fo:font-weight="bold" style:font-weight-asian="bold" style:font-weight-complex="bold"/>
    </style:style>
    <style:style style:name="T2" style:family="text">
      <style:text-properties fo:font-weight="bold" officeooo:rsid="0022210e" style:font-weight-asian="bold" style:font-weight-complex="bold"/>
    </style:style>
    <style:style style:name="T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203a6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22210e"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203a6d"/>
    </style:style>
    <style:style style:name="T10" style:family="text">
      <style:text-properties style:text-underline-style="solid" style:text-underline-width="auto" style:text-underline-color="font-color" fo:font-weight="bold" officeooo:rsid="0022210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TÉ D'ORLÉANS<text:tab/><text:tab/><text:tab/><text:tab/><text:tab/><text:tab/> Licence Professionnelle</text:p>
      <text:p text:style-name="P1"><text:span text:style-name="Police_20_par_20_défaut"><text:span text:style-name="T1">Informatique<text:tab/></text:span></text:span><text:tab/><text:tab/><text:tab/><text:tab/><text:tab/><text:tab/><text:tab/><text:tab/><text:tab/><text:span text:style-name="Police_20_par_20_défaut"><text:span text:style-name="T1">Année 2020-2021</text:span></text:span></text:p>
      <text:p text:style-name="P1"/>
      <text:p text:style-name="P2">Travaux Pratique: 1 Initiation Netkit, Arp</text:p>
      <text:p text:style-name="P3"/>
      <text:p text:style-name="P5"><text:span text:style-name="Police_20_par_20_défaut"><text:span text:style-name="T3">Exercice 1.</text:span></text:span><text:span text:style-name="Police_20_par_20_défaut"><text:span text:style-name="T7"> Un réseau IPv4</text:span></text:span></text:p>
      <text:p text:style-name="P6">Netkit est un environnement pour tester des configurations réseaux à partir de machines virtuelles. Vous allez essentiellement utiliser la commande vstart pour lancer une machine. Ensuite vous utiliserez les commandes classiques de configuration réseau IPv4 pour définir les adresses et ainsi de suite.</text:p>
      <text:p text:style-name="P9">vstart NomMachine --eth0=A</text:p>
      <text:p text:style-name="P10">--eth0=nom du domaine de collision</text:p>
      <text:p text:style-name="P11">--eth1=nom d’un autre domaine de collision (si nécessaire)</text:p>
      <text:list xml:id="list1952000288" text:style-name="WWNum2">
        <text:list-item text:start-value="1">
          <text:p text:style-name="P21">Créer 4 machines virtuelles (PC1, PC2, PC3 et PC4) dans le même domaine de collision, chacune disposant d’une seule carte réseau.</text:p>
        </text:list-item>
        <text:list-item>
          <text:p text:style-name="P21">Configurer ces machines virtuelles pour qu’elles appartiennent au réseau 192.168.1.0/24.</text:p>
        </text:list-item>
        <text:list-item>
          <text:p text:style-name="P21">Vérifier par des pings que les 4 machines sont bien configurées.</text:p>
        </text:list-item>
        <text:list-item>
          <text:p text:style-name="P21">Sur PC1 : lancer la commande tcpdump -n -i eth0</text:p>
        </text:list-item>
      </text:list>
      <text:p text:style-name="P12">Sur PC2 : lancer un ping vers PC1</text:p>
      <text:p text:style-name="P3">Que vous <text:s/>indiquent les trames capturées par tcdump <text:s/>sur PC1 ?</text:p>
      <text:p text:style-name="P18">ELLES INDIQUENT QUE PC 2 EFFECTUE UN PING SUR PC1 !!!</text:p>
      <text:p text:style-name="P19">ARP who as + ARP is at !!!</text:p>
      <text:p text:style-name="P17"/>
      <text:p text:style-name="P3"><text:span text:style-name="Police_20_par_20_défaut"><text:span text:style-name="T3">Exercice 2.</text:span></text:span><text:span text:style-name="Police_20_par_20_défaut"><text:span text:style-name="T7"> Vlab ARP</text:span></text:span></text:p>
      <text:p text:style-name="P4">Récupérer sous celene le dossier compressé « netkit-lab_arp.tar ».</text:p>
      <text:list xml:id="list1367354117" text:style-name="WWNum3">
        <text:list-item text:start-value="1">
          <text:p text:style-name="P22">Observer les fichiers pcx.startup, lab.conf, r1.startup et r2.startup</text:p>
        </text:list-item>
        <text:list-item>
          <text:p text:style-name="P22">Décrire l’architecture réseau qui correspond à ce lab.</text:p>
        </text:list-item>
        <text:list-item>
          <text:p text:style-name="P30">lancer la commande lstart. Vous devez avoir 5 machines qui s’exécutent.</text:p>
        </text:list-item>
      </text:list>
      <text:p text:style-name="P33"><text:span text:style-name="T9">Pc1 est sur un réseau et pc2 et pc3 sont sur un autre réseau différent</text:span></text:p>
      <text:p text:style-name="P34">il y a en tout 3 sous-réseaux 100, 200, 195. </text:p>
      <text:p text:style-name="P28"><text:span text:style-name="T5">Ces sous-</text:span><text:span text:style-name="T6">réseaux</text:span><text:span text:style-name="T5"> sont interconnectés. </text:span></text:p>
      <text:p text:style-name="P31"/>
      <text:p text:style-name="P6"><text:soft-page-break/><text:span text:style-name="Police_20_par_20_défaut"><text:span text:style-name="T3">Exercice 3.</text:span></text:span><text:span text:style-name="Police_20_par_20_défaut"><text:span text:style-name="T7"> Arp trafic local (remise directe)</text:span></text:span></text:p>
      <text:list xml:id="list2560260800" text:style-name="WWNum4">
        <text:list-item text:start-value="1">
          <text:p text:style-name="P23">Observer le cache Arp de la machine pc2. Utiliser la commande « man arp » pour voir les options.</text:p>
        </text:list-item>
        <text:list-item>
          <text:p text:style-name="P23">Sur PC2 : effectuer un ping vers pc3 puis observer de nouveau le cache arp de pc2</text:p>
        </text:list-item>
        <text:list-item>
          <text:p text:style-name="P23">Observer le cache arp de pc3</text:p>
        </text:list-item>
      </text:list>
      <text:p text:style-name="P6"><text:tab/><text:span text:style-name="Police_20_par_20_défaut"><text:span text:style-name="T1">=&gt; Que peut-on en déduire ?</text:span></text:span></text:p>
      <text:p text:style-name="P29"><text:span text:style-name="Police_20_par_20_défaut"><text:span text:style-name="T6">Au début le cache arp de pc2 est vide et celui de pc3 également mais dès lors que pc2 ping pc3, on peut retrouver pc3 dans le cache de pc2, ainsi que pc2 dans le cache de pc3 (grâce a arp who as et arp is at le cache des deux machines a été rempli).</text:span></text:span></text:p>
      <text:p text:style-name="P32"/>
      <text:p text:style-name="P6"><text:span text:style-name="Police_20_par_20_défaut"><text:span text:style-name="T3">Exercice 4.</text:span></text:span><text:span text:style-name="Police_20_par_20_défaut"><text:span text:style-name="T7"> Arp trafic non local (remise indirecte)</text:span></text:span></text:p>
      <text:list xml:id="list2129745948" text:style-name="WWNum5">
        <text:list-item text:start-value="1">
          <text:p text:style-name="P24">Toujours sur pc2, effectuer un ping sur pc1. Observer le cache arp.</text:p>
        </text:list-item>
        <text:list-item>
          <text:p text:style-name="P24">Observer le cache arp de r1 et r2</text:p>
        </text:list-item>
      </text:list>
      <text:p text:style-name="P6"><text:tab/>=&gt; Que peut-on déduire ?</text:p>
      <text:p text:style-name="P37"><text:span text:style-name="T4">Tout pareil que la question d’avant sauf qu’ici on trouve dans le cache de chacune des machines les adresses des routeurs car les machines ne sont pas sur le même réseau local, le cache arp des routeurs également été complété.</text:span> </text:p>
      <text:p text:style-name="P37"/>
      <text:p text:style-name="P6"><text:span text:style-name="Police_20_par_20_défaut"><text:span text:style-name="T3">Exercice 5.</text:span></text:span><text:span text:style-name="Police_20_par_20_défaut"><text:span text:style-name="T7"> Écoute de réseau</text:span></text:span></text:p>
      <text:list xml:id="list4081524573" text:style-name="WWNum6">
        <text:list-item text:start-value="1">
          <text:p text:style-name="P25">Redémarrer le lab pour vider les caches arp des machines. « lcrash » puis « lstart »</text:p>
        </text:list-item>
        <text:list-item>
          <text:p text:style-name="P25">Nous allons observer le trafic de l'interface eth0 de R2, eth1 de R1 et eth0 de pc1.</text:p>
        </text:list-item>
      </text:list>
      <text:p text:style-name="P13">Utiliser la commande tcpdump pour sniffer le réseau. Utiliser la commande avec les options pour sélectionner l'interface eth0, désactiver le timestamp et pour voir le link-level header.</text:p>
      <text:list xml:id="list155651713685742" text:continue-numbering="true" text:style-name="WWNum6">
        <text:list-item>
          <text:p text:style-name="P25">Sur pc2 faire un ping vers pc1.</text:p>
        </text:list-item>
      </text:list>
      <text:p text:style-name="P6"><text:tab/>D'après le sniffing sur les différentes interfaces de r1, r2 et pc1, expliquer les différentes étapes d'arp.</text:p>
      <text:p text:style-name="P6"/>
      <text:p text:style-name="P7">Exercice 6.</text:p>
      <text:list xml:id="list1599657326" text:style-name="WWNum7">
        <text:list-item text:start-value="1">
          <text:p text:style-name="P26">Faire la même manipulation que l'exercice 5, excepté que depuis le pc2, vous aller faire un ping vers une machine inexistante du réseau sur lequel est pc1.</text:p>
        </text:list-item>
      </text:list>
      <text:p text:style-name="P36"><text:tab/>Conclusion ?</text:p>
      <text:p text:style-name="P35">Destination host unreachable </text:p>
      <text:p text:style-name="P6"><text:span text:style-name="Police_20_par_20_défaut"><text:span text:style-name="T3">Exercice 7. </text:span></text:span><text:span text:style-name="Police_20_par_20_défaut"><text:span text:style-name="T7">Usurpation cache arp (par attaque de type man in the middle)</text:span></text:span></text:p>
      <text:list xml:id="list3810176378" text:style-name="WWNum8">
        <text:list-item text:start-value="1">
          <text:p text:style-name="P27"><text:soft-page-break/>Redémarrer le lab pour vider les caches arp des machines. « lcrash » puis « lstart »</text:p>
        </text:list-item>
        <text:list-item>
          <text:p text:style-name="P27">Nous allons utiliser le logiciel « ettercap » en mode ligne de commande sur PC3</text:p>
        </text:list-item>
        <text:list-item>
          <text:p text:style-name="P27">Nous allons intercepter les flux entre r2 et PC2.</text:p>
        </text:list-item>
      </text:list>
      <text:p text:style-name="P8">ettercap -T -q -M arp:remote /200.1.1.1/ /200.1.1.7/ -w capture.pcap</text:p>
      <text:list xml:id="list155651389461393" text:continue-numbering="true" text:style-name="WWNum8">
        <text:list-item>
          <text:list>
            <text:list-item>
              <text:list>
                <text:list-item>
                  <text:p text:style-name="P15">-T : lance ettercap en mode texte</text:p>
                </text:list-item>
                <text:list-item>
                  <text:p text:style-name="P15">-q : permet de ne pas afficher les requêtes dans le terminal</text:p>
                </text:list-item>
                <text:list-item>
                  <text:p text:style-name="P15">-M : indique que l'on veut une attaque de type "Man in the middle"</text:p>
                </text:list-item>
                <text:list-item>
                  <text:p text:style-name="P15">-w : enregistre le résultat de la capture dans un fichier (format wireshark)</text:p>
                </text:list-item>
                <text:list-item>
                  <text:p text:style-name="P15">200.1.1.1 est le routeur cible et 200.1.1.7 est la machine interceptée</text:p>
                </text:list-item>
              </text:list>
            </text:list-item>
          </text:list>
        </text:list-item>
      </text:list>
      <text:p text:style-name="Standard"/>
      <text:p text:style-name="Standard">Pour lancer taper « entrée » pour sortir taper « q »</text:p>
      <text:p text:style-name="P6"/>
      <text:list xml:id="list155650939417038" text:continue-numbering="true" text:style-name="WWNum8">
        <text:list-item>
          <text:p text:style-name="P27">L'attaque d'usurpation est lancée. En observant les trames sur r2 que pouvez-vous en déduire ?</text:p>
        </text:list-item>
        <text:list-item>
          <text:p text:style-name="P27">Regarder le cache arp de pc3, r2 et PC2 avant et pendant l’attaque ... analyser le résult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line-height="120%" fo:hyphenation-ladder-count="no-limit"/>
      <style:text-properties fo:hyphenate="false"/>
    </style:style>
    <style:style style:name="Heading_20_4" style:display-name="Heading 4" style:family="paragraph" style:parent-style-name="Heading"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2LVL2" style:display-name="WW_CharLFO2LVL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Courier New" style:font-family-complex="'Courier New'" style:font-family-generic-complex="modern" style:font-pitch-complex="fixed"/>
    </style:style>
    <style:style style:name="WW_5f_CharLFO10LVL5" style:display-name="WW_CharLFO10LVL5" style:family="text">
      <style:text-properties style:font-name-complex="Courier New" style:font-family-complex="'Courier New'" style:font-family-generic-complex="modern" style:font-pitch-complex="fixed"/>
    </style:style>
    <style:style style:name="WW_5f_CharLFO10LVL8" style:display-name="WW_CharLFO10LVL8" style:family="text">
      <style:text-properties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499cm" fo:margin-left="1.247cm"/>
        </style:list-level-properties>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Times New Roman"/>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Times New Roman"/>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882cm"/>
        </style:list-level-properties>
        <style:text-properties style:font-name="Times New Roman"/>
      </text:list-level-style-bullet>
      <text:list-level-style-bullet text:level="2" text:style-name="WW_5f_CharLFO10LVL2" text:bullet-char="o">
        <style:list-level-properties text:list-level-position-and-space-mode="label-alignment">
          <style:list-level-label-alignment text:label-followed-by="listtab" fo:text-indent="-0.635cm" fo:margin-left="3.152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422cm"/>
        </style:list-level-properties>
      </text:list-level-style-bullet>
      <text:list-level-style-bullet text:level="4" text:bullet-char="">
        <style:list-level-properties text:list-level-position-and-space-mode="label-alignment">
          <style:list-level-label-alignment text:label-followed-by="listtab" fo:text-indent="-0.635cm" fo:margin-left="5.692cm"/>
        </style:list-level-properties>
      </text:list-level-style-bullet>
      <text:list-level-style-bullet text:level="5" text:style-name="WW_5f_CharLFO10LVL5" text:bullet-char="o">
        <style:list-level-properties text:list-level-position-and-space-mode="label-alignment">
          <style:list-level-label-alignment text:label-followed-by="listtab" fo:text-indent="-0.635cm" fo:margin-left="6.962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8.232cm"/>
        </style:list-level-properties>
      </text:list-level-style-bullet>
      <text:list-level-style-bullet text:level="7" text:bullet-char="">
        <style:list-level-properties text:list-level-position-and-space-mode="label-alignment">
          <style:list-level-label-alignment text:label-followed-by="listtab" fo:text-indent="-0.635cm" fo:margin-left="9.502cm"/>
        </style:list-level-properties>
      </text:list-level-style-bullet>
      <text:list-level-style-bullet text:level="8" text:style-name="WW_5f_CharLFO10LVL8" text:bullet-char="o">
        <style:list-level-properties text:list-level-position-and-space-mode="label-alignment">
          <style:list-level-label-alignment text:label-followed-by="listtab" fo:text-indent="-0.635cm" fo:margin-left="10.772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2.0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Francois VIVET</meta:initial-creator>
    <meta:creation-date>2020-09-07T06:48:00Z</meta:creation-date>
    <dc:date>2020-09-08T15:56:47.884978247</dc:date>
    <meta:print-date>2013-09-24T09:29:00Z</meta:print-date>
    <meta:editing-cycles>3</meta:editing-cycles>
    <meta:editing-duration>PT18M46S</meta:editing-duration>
    <meta:document-statistic meta:table-count="0" meta:image-count="0" meta:object-count="0" meta:page-count="3" meta:paragraph-count="58" meta:word-count="736" meta:character-count="4116" meta:non-whitespace-character-count="3442"/>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